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4530" officeooo:paragraph-rsid="001d4530"/>
    </style:style>
    <style:style style:name="P2" style:family="paragraph" style:parent-style-name="Standard">
      <style:text-properties officeooo:rsid="001ec2d0" officeooo:paragraph-rsid="001d4530"/>
    </style:style>
    <style:style style:name="P3" style:family="paragraph" style:parent-style-name="Standard">
      <style:text-properties officeooo:rsid="001ec2d0" officeooo:paragraph-rsid="001ec2d0"/>
    </style:style>
    <style:style style:name="P4" style:family="paragraph" style:parent-style-name="Standard">
      <style:text-properties officeooo:rsid="00205128" officeooo:paragraph-rsid="00205128"/>
    </style:style>
    <style:style style:name="P5" style:family="paragraph" style:parent-style-name="Standard">
      <style:text-properties officeooo:rsid="00237e9c" officeooo:paragraph-rsid="00237e9c"/>
    </style:style>
    <style:style style:name="P6" style:family="paragraph" style:parent-style-name="Standard">
      <style:text-properties officeooo:rsid="00237e9c" officeooo:paragraph-rsid="001d4530"/>
    </style:style>
    <style:style style:name="T1" style:family="text">
      <style:text-properties officeooo:rsid="00256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Ho preparato <text:span text:style-name="T1">uno spazio pubblico per ogni studente</text:span></text:p>
      <text:p text:style-name="P1"/>
      <text:p text:style-name="P2"/>
      <text:p text:style-name="P2"/>
      <text:p text:style-name="P4">http://&lt;cognome&gt;.serverside.lochiva.it</text:p>
      <text:p text:style-name="P3"/>
      <text:p text:style-name="P4">e per caricare i dati usare il protocollo ftp:</text:p>
      <text:p text:style-name="P3"/>
      <text:p text:style-name="P4">ftp host: <text:a xlink:type="simple" xlink:href="ftp://ftp.cluster014.hosting.ovh.net/" text:style-name="Internet_20_link" text:visited-style-name="Visited_20_Internet_20_Link">ftp.cluster014.hosting.ovh.net</text:a></text:p>
      <text:p text:style-name="P4">username : lochiva-&lt;cognome&gt;</text:p>
      <text:p text:style-name="P4">password: &lt;codice_ricevuto&gt;S22 <text:s/>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9:45:23.809911014</meta:creation-date>
    <dc:date>2022-02-15T10:47:59.167399863</dc:date>
    <meta:editing-duration>PT19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6" meta:character-count="234" meta:non-whitespace-character-count="212"/>
  </office:meta>
</office:document-meta>
</file>